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dex.js<text:tab/><text:tab/></text:p>
      <text:p text:style-name="Standard"><text:tab/>onload, get landingContent() from allProjects, displayProjects()<text:tab/></text:p>
      <text:p text:style-name="Standard"><text:tab/><text:tab/></text:p>
      <text:p text:style-name="Standard"><text:tab/>add button eventListener =&gt; prompt for info, addProject(info), displayProjects)<text:tab/></text:p>
      <text:p text:style-name="Standard"><text:tab/><text:tab/></text:p>
      <text:p text:style-name="Standard"><text:tab/>displayProjects()<text:tab/></text:p>
      <text:p text:style-name="Standard"><text:tab/><text:tab/>clearHTML</text:p>
      <text:p text:style-name="Standard"><text:tab/><text:tab/>doc.append(getProjectsHtmlElements)</text:p>
      <text:p text:style-name="Standard"><text:tab/><text:tab/>queryselectorAll project buttons.foreach =&gt; addEventListener =&gt; (removeProject(id), displayProjects())</text:p>
      <text:p text:style-name="Standard"><text:tab/><text:tab/>queryselectorAll project divs.foreach =&gt; addEventListener =&gt; (clearHTML, displaySingleProject(id))</text:p>
      <text:p text:style-name="Standard"><text:tab/><text:tab/></text:p>
      <text:p text:style-name="Standard"><text:tab/>displaySingleProject(id)<text:tab/></text:p>
      <text:p text:style-name="Standard"><text:tab/><text:tab/>getProjectDiv(project)</text:p>
      <text:p text:style-name="Standard"><text:tab/><text:tab/></text:p>
      <text:p text:style-name="Standard"><text:tab/><text:tab/></text:p>
      <text:p text:style-name="Standard"><text:tab/><text:tab/></text:p>
      <text:p text:style-name="Standard">allProjects.js<text:tab/><text:tab/></text:p>
      <text:p text:style-name="Standard"><text:tab/>projects = []<text:tab/></text:p>
      <text:p text:style-name="Standard"><text:tab/>sortOrder = 0/1<text:tab/></text:p>
      <text:p text:style-name="Standard"><text:tab/>function project(info) {<text:tab/></text:p>
      <text:p text:style-name="Standard"><text:tab/><text:tab/>(id, title, description, dueDate, priority, notes) : info</text:p>
      <text:p text:style-name="Standard"><text:tab/><text:tab/>return </text:p>
      <text:p text:style-name="Standard"><text:tab/><text:tab/></text:p>
      <text:p text:style-name="Standard"><text:tab/><text:tab/></text:p>
      <text:p text:style-name="Standard"><text:tab/>addProject(info)<text:tab/></text:p>
      <text:p text:style-name="Standard"><text:tab/><text:tab/>new project(info)</text:p>
      <text:p text:style-name="Standard"><text:tab/><text:tab/>add project to project array based on sorting choice</text:p>
      <text:p text:style-name="Standard"><text:tab/><text:tab/></text:p>
      <text:p text:style-name="Standard"><text:tab/>getProjectsHtmlElements()<text:tab/></text:p>
      <text:p text:style-name="Standard"><text:tab/><text:tab/>projects[] forEach =&gt; getDiv()</text:p>
      <text:p text:style-name="Standard"><text:tab/><text:tab/>return elements</text:p>
      <text:p text:style-name="Standard"><text:tab/><text:tab/></text:p>
      <text:p text:style-name="Standard"><text:tab/>getDiv(project)<text:tab/></text:p>
      <text:p text:style-name="Standard"><text:tab/><text:tab/>add info</text:p>
      <text:p text:style-name="Standard"><text:tab/><text:tab/>return html element</text:p>
      <text:p text:style-name="Standard"><text:tab/><text:tab/></text:p>
      <text:p text:style-name="Standard"><text:tab/>removeProject(id)<text:tab/></text:p>
      <text:p text:style-name="Standard"><text:tab/><text:tab/>remove from project array</text:p>
      <text:p text:style-name="Standard"><text:tab/><text:tab/></text:p>
      <text:p text:style-name="Standard"><text:tab/><text:tab/></text:p>
      <text:p text:style-name="Standard"><text:tab/>getLandingContent()<text:tab/></text:p>
      <text:p text:style-name="Standard"><text:tab/><text:tab/>new Project(placeholders for sample project)</text:p>
      <text:p text:style-name="Standard"><text:tab/><text:tab/></text:p>
      <text:p text:style-name="Standard"><text:tab/><text:tab/></text:p>
      <text:p text:style-name="Standard"><text:tab/><text:tab/></text:p>
      <text:p text:style-name="Standard">project.js<text:tab/><text:tab/></text:p>
      <text:p text:style-name="Standard"><text:tab/>getProjectDiv(project)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07:09:04.447933167</meta:creation-date>
    <dc:date>2023-10-06T07:09:41.065039353</dc:date>
    <meta:editing-duration>PT37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47" meta:word-count="94" meta:character-count="1016" meta:non-whitespace-character-count="858"/>
  </office:meta>
</office:document-meta>
</file>